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1732A000057DD000020D7512DA8705E192FFB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5.154cm" fo:min-width="7.928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5.25cm" fo:min-width="7.929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5.153cm" fo:min-width="7.929cm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424cm" svg:height="6.139cm" svg:x="2.276cm" svg:y="3.6cm">
          <draw:image xlink:href="Pictures/1001732A000057DD000020D7512DA8705E192FFB.svg" xlink:type="simple" xlink:show="embed" xlink:actuate="onLoad" draw:mime-type="image/svg+xml">
            <text:p/>
          </draw:image>
          <draw:image xlink:href="Pictures/1001732A000057DD000020D7512DA8705E192FFB.svg" xlink:type="simple" xlink:show="embed" xlink:actuate="onLoad" draw:mime-type="image/svg+xml"/>
        </draw:frame>
        <draw:frame draw:style-name="gr1" draw:text-style-name="P1" draw:layer="layout" svg:width="16.425cm" svg:height="6.139cm" svg:x="14.294cm" svg:y="3.695cm">
          <draw:image xlink:href="Pictures/1001732A000057DD000020D7512DA8705E192FFB.svg" xlink:type="simple" xlink:show="embed" xlink:actuate="onLoad" draw:mime-type="image/svg+xml">
            <text:p/>
          </draw:image>
          <draw:image xlink:href="Pictures/1001732A000057DD000020D7512DA8705E192FFB.svg" xlink:type="simple" xlink:show="embed" xlink:actuate="onLoad" draw:mime-type="image/svg+xml"/>
        </draw:frame>
        <draw:custom-shape draw:style-name="gr2" draw:text-style-name="P2" draw:layer="layout" svg:width="8.428cm" svg:height="5.404cm" svg:x="9.955cm" svg:y="3.7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429cm" svg:height="5.5cm" svg:x="22.2cm" svg:y="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429cm" svg:height="5.403cm" svg:x="-2.6cm" svg:y="3.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8.5cm" svg:height="1cm" svg:x="9.95cm" svg:y="6.6cm">
          <draw:text-box>
            <text:p text:style-name="P1">LAN IPv4</text:p>
          </draw:text-box>
        </draw:frame>
        <draw:frame draw:style-name="gr5" draw:text-style-name="P3" draw:layer="layout" svg:width="8.5cm" svg:height="1cm" svg:x="-1.55cm" svg:y="7.6cm">
          <draw:text-box>
            <text:p text:style-name="P1">VM1-6</text:p>
          </draw:text-box>
        </draw:frame>
        <draw:frame draw:style-name="gr5" draw:text-style-name="P3" draw:layer="layout" svg:width="8.5cm" svg:height="1cm" svg:x="22.2cm" svg:y="7.6cm">
          <draw:text-box>
            <text:p text:style-name="P1">VM3-6</text:p>
          </draw:text-box>
        </draw:frame>
        <draw:frame draw:style-name="gr5" draw:text-style-name="P3" draw:layer="layout" svg:width="8.5cm" svg:height="1cm" svg:x="4.45cm" svg:y="9.6cm">
          <draw:text-box>
            <text:p text:style-name="P1">VM1</text:p>
          </draw:text-box>
        </draw:frame>
        <draw:frame draw:style-name="gr5" draw:text-style-name="P3" draw:layer="layout" svg:width="8.5cm" svg:height="1cm" svg:x="16.45cm" svg:y="9.6cm">
          <draw:text-box>
            <text:p text:style-name="P1">VM3</text:p>
          </draw:text-box>
        </draw:frame>
        <draw:line draw:style-name="gr6" draw:text-style-name="P4" draw:layer="layout" svg:x1="9.7cm" svg:y1="8.9cm" svg:x2="18.45cm" svg:y2="9.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09T08:52:43.962000000</meta:creation-date>
    <dc:date>2020-12-09T09:03:07.868000000</dc:date>
    <meta:editing-duration>PT3S</meta:editing-duration>
    <meta:editing-cycles>1</meta:editing-cycles>
    <meta:document-statistic meta:object-count="11"/>
    <meta:generator>LibreOffice/7.0.1.2$Windows_x86 LibreOffice_project/7cbcfc562f6eb6708b5ff7d7397325de9e764452</meta:generator>
  </office:meta>
</office:document-meta>
</file>